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157C00000E52873D47AF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8fb1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dd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-color="#ffffdd" draw:textarea-horizontal-align="center" draw:textarea-vertical-align="middle"/>
    </style:style>
    <style:style style:name="gr8" style:family="graphic" style:parent-style-name="standard">
      <style:graphic-properties draw:fill-color="#ffcc99" draw:textarea-horizontal-align="center" draw:textarea-vertical-align="middle"/>
    </style:style>
    <style:style style:name="gr9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3.975cm"/>
    </style:style>
    <style:style style:name="pr7" style:family="presentation" style:parent-style-name="Default-outline1">
      <style:graphic-properties fo:min-height="3.9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  <style:text-properties fo:font-size="16.3999996185303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6.3999996185303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67cm" svg:height="4.035cm" svg:x="0.635cm" svg:y="0.635cm">
          <draw:text-box>
            <text:p text:style-name="P1"><text:span text:style-name="T1">GlusterFS</text:span></text:p>
            <text:p text:style-name="P1"><text:span text:style-name="T1">Challenges and Futures</text:span></text:p>
          </draw:text-box>
        </draw:frame>
        <draw:frame draw:style-name="gr1" draw:text-style-name="P4" draw:layer="layout" svg:width="13.97cm" svg:height="3.083cm" svg:x="13.335cm" svg:y="17.237cm">
          <draw:text-box>
            <text:p text:style-name="P3"><text:span text:style-name="T2">Jeff Darcy</text:span></text:p>
            <text:p text:style-name="P3"><text:span text:style-name="T2">Storage Developer Conference</text:span></text:p>
            <text:p text:style-name="P3"><text:span text:style-name="T2">September 17, 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What Is GlusterFS?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Just your basic distributed file system</text:p>
                <text:list>
                  <text:list-item>
                    <text:p>sharding, replication, striping</text:p>
                  </text:list-item>
                </text:list>
              </text:list-item>
              <text:list-item>
                <text:p>Decentralized</text:p>
                <text:list>
                  <text:list-item>
                    <text:p>no central metadata server</text:p>
                  </text:list-item>
                  <text:list-item>
                    <text:p>core functionality on clients</text:p>
                  </text:list-item>
                </text:list>
              </text:list-item>
              <text:list-item>
                <text:p>Modular</text:p>
                <text:list>
                  <text:list-item>
                    <text:p>“translato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1" draw:layer="layout" svg:width="25.4cm" svg:height="10.16cm" svg:x="1.27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Translator Stacking</text:p>
          </draw:text-box>
        </draw:frame>
        <draw:custom-shape draw:style-name="gr4" draw:text-style-name="P5" xml:id="id1" draw:id="id1" draw:layer="layout" svg:width="2.304cm" svg:height="1.152cm" svg:x="12.831cm" svg:y="10.795cm">
          <text:p text:style-name="P1"><text:span text:style-name="T3">F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304cm" svg:height="1.152cm" svg:x="12.831cm" svg:y="12.523cm">
          <text:p text:style-name="P1"><text:span text:style-name="T3">D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2.304cm" svg:height="1.152cm" svg:x="16.288cm" svg:y="14.827cm">
          <text:p text:style-name="P1"><text:span text:style-name="T3">AFR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2.304cm" svg:height="1.152cm" svg:x="18.016cm" svg:y="17.132cm">
          <text:p text:style-name="P1"><text:span text:style-name="T3">Client-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304cm" svg:height="1.152cm" svg:x="10.527cm" svg:y="17.132cm">
          <text:p text:style-name="P1"><text:span text:style-name="T3">Client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2.304cm" svg:height="1.152cm" svg:x="8.799cm" svg:y="14.827cm">
          <text:p text:style-name="P1"><text:span text:style-name="T3">AFR-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2.304cm" svg:height="1.152cm" svg:x="14.559cm" svg:y="17.132cm">
          <text:p text:style-name="P1"><text:span text:style-name="T3">Client-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2.304cm" svg:height="1.152cm" svg:x="7.071cm" svg:y="17.132cm">
          <text:p text:style-name="P1"><text:span text:style-name="T3">Client-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3.983cm" svg:y1="11.947cm" svg:x2="13.983cm" svg:y2="12.523cm" draw:start-shape="id1" draw:start-glue-point="2" draw:end-shape="id2" draw:end-glue-point="0" svg:d="m13983 11947v576">
          <text:p/>
        </draw:connector>
        <draw:connector draw:style-name="gr5" draw:text-style-name="P1" draw:layer="layout" svg:x1="13.983cm" svg:y1="13.675cm" svg:x2="9.951cm" svg:y2="14.827cm" draw:start-shape="id2" draw:start-glue-point="2" draw:end-shape="id3" draw:end-glue-point="0" svg:d="m13983 13675v577h-4032v575">
          <text:p/>
        </draw:connector>
        <draw:connector draw:style-name="gr5" draw:text-style-name="P1" draw:layer="layout" svg:x1="13.983cm" svg:y1="13.675cm" svg:x2="17.44cm" svg:y2="14.827cm" draw:start-shape="id2" draw:start-glue-point="2" draw:end-shape="id4" draw:end-glue-point="0" svg:d="m13983 13675v577h3457v575">
          <text:p/>
        </draw:connector>
        <draw:connector draw:style-name="gr5" draw:text-style-name="P1" draw:layer="layout" svg:x1="9.951cm" svg:y1="15.979cm" svg:x2="8.223cm" svg:y2="17.132cm" draw:start-shape="id3" draw:start-glue-point="2" draw:end-shape="id5" draw:end-glue-point="0" svg:d="m9951 15979v577h-1728v576">
          <text:p/>
        </draw:connector>
        <draw:connector draw:style-name="gr5" draw:text-style-name="P1" draw:layer="layout" svg:x1="9.951cm" svg:y1="15.979cm" svg:x2="11.679cm" svg:y2="17.132cm" draw:start-shape="id3" draw:start-glue-point="2" draw:end-shape="id6" draw:end-glue-point="0" svg:d="m9951 15979v577h1728v576">
          <text:p/>
        </draw:connector>
        <draw:connector draw:style-name="gr5" draw:text-style-name="P1" draw:layer="layout" svg:x1="17.44cm" svg:y1="15.979cm" svg:x2="15.711cm" svg:y2="17.132cm" draw:start-shape="id4" draw:start-glue-point="2" draw:end-shape="id7" draw:end-glue-point="0" svg:d="m17440 15979v577h-1729v576">
          <text:p/>
        </draw:connector>
        <draw:connector draw:style-name="gr5" draw:text-style-name="P1" draw:layer="layout" svg:x1="17.44cm" svg:y1="15.979cm" svg:x2="19.168cm" svg:y2="17.132cm" draw:start-shape="id4" draw:start-glue-point="2" draw:end-shape="id8" svg:d="m17440 15979v577h1728v576">
          <text:p/>
        </draw:connector>
        <draw:frame presentation:style-name="pr6" draw:layer="layout" svg:width="25.199cm" svg:height="3.975cm" svg:x="1.471cm" svg:y="4.915cm" presentation:class="outline" presentation:user-transformed="true">
          <draw:text-box>
            <text:list text:style-name="L2">
              <text:list-item>
                <text:p>One to one, one to many, one to zero (?)</text:p>
              </text:list-item>
              <text:list-item>
                <text:p>Rearrange, move from client to server, 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" draw:text-style-name="P1" draw:layer="layout" svg:width="25.4cm" svg:height="10.16cm" svg:x="1.2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Distribution (now)</text:p>
          </draw:text-box>
        </draw:frame>
        <draw:ellipse draw:style-name="gr6" draw:text-style-name="P1" draw:layer="layout" svg:width="20.32cm" svg:height="7.303cm" svg:x="3.81cm" svg:y="7.937cm">
          <text:p/>
        </draw:ellipse>
        <draw:ellipse draw:style-name="gr7" draw:text-style-name="P6" xml:id="id9" draw:id="id9" draw:layer="layout" svg:width="3.81cm" svg:height="1.588cm" svg:x="6.35cm" svg:y="7.937cm">
          <text:p text:style-name="P1"><text:span text:style-name="T4">Server A</text:span></text:p>
        </draw:ellipse>
        <draw:ellipse draw:style-name="gr7" draw:text-style-name="P6" xml:id="id11" draw:id="id11" draw:layer="layout" svg:width="3.81cm" svg:height="1.588cm" svg:x="18.097cm" svg:y="13.652cm">
          <text:p text:style-name="P1"><text:span text:style-name="T4">Server B</text:span></text:p>
        </draw:ellipse>
        <draw:ellipse draw:style-name="gr7" draw:text-style-name="P6" draw:layer="layout" svg:width="3.81cm" svg:height="1.588cm" svg:x="6.35cm" svg:y="13.652cm">
          <text:p text:style-name="P1"><text:span text:style-name="T4">Server C</text:span></text:p>
        </draw:ellipse>
        <draw:ellipse draw:style-name="gr8" draw:text-style-name="P6" xml:id="id10" draw:id="id10" draw:layer="layout" svg:width="3.81cm" svg:height="1.588cm" svg:x="18.097cm" svg:y="7.937cm">
          <text:p text:style-name="P1"><text:span text:style-name="T4">File X</text:span></text:p>
        </draw:ellipse>
        <draw:ellipse draw:style-name="gr8" draw:text-style-name="P6" xml:id="id12" draw:id="id12" draw:layer="layout" svg:width="3.81cm" svg:height="1.588cm" svg:x="12.382cm" svg:y="14.287cm">
          <text:p text:style-name="P1"><text:span text:style-name="T4">File Y</text:span></text:p>
        </draw:ellipse>
        <draw:connector draw:style-name="gr9" draw:text-style-name="P1" draw:layer="layout" draw:type="curve" svg:x1="8.255cm" svg:y1="9.525cm" svg:x2="20.002cm" svg:y2="9.525cm" draw:start-shape="id9" draw:start-glue-point="2" draw:end-shape="id10" draw:end-glue-point="2" svg:d="m8255 9525c0 751 11747 751 11747 0">
          <text:p/>
        </draw:connector>
        <draw:connector draw:style-name="gr9" draw:text-style-name="P1" draw:layer="layout" draw:type="curve" svg:x1="20.002cm" svg:y1="13.652cm" svg:x2="14.287cm" svg:y2="14.287cm" draw:start-shape="id11" draw:start-glue-point="0" draw:end-shape="id12" draw:end-glue-point="0" svg:d="m20002 13652c0-751-5715-1069-5715 635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Replication (now)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ased on changelog (“dirty flags”)</text:p>
                <text:list>
                  <text:list-item>
                    <text:p>set flags, do operation, clear flags</text:p>
                  </text:list-item>
                  <text:list-item>
                    <text:p>use flags to determine repair (“self-heal”) after failure</text:p>
                  </text:list-item>
                </text:list>
              </text:list-item>
              <text:list-item>
                <text:p>Latency sensitive</text:p>
                <text:list>
                  <text:list-item>
                    <text:p>3+ network round trips per user request</text:p>
                  </text:list-item>
                  <text:list-item>
                    <text:p>implementation heavily optimiz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Challenge: Multitenancy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Focus of CloudFSHekaFS</text:p>
                <text:list>
                  <text:list-item>
                    <text:p>to be merged with GlusterFS soon-ish</text:p>
                  </text:list-item>
                </text:list>
              </text:list-item>
              <text:list-item>
                <text:p>Isolate name and ID spaces</text:p>
              </text:list-item>
              <text:list-item>
                <text:p>Encrypt in flight and at rest</text:p>
              </text:list-item>
              <text:list-item>
                <text:p>Auth*</text:p>
              </text:list-item>
              <text:list-item>
                <text:p>Quota (next slide)</text:p>
              </text:list-item>
              <text:list-item>
                <text:p>Performance isolation</text:p>
                <text:list>
                  <text:list-item>
                    <text:p>cgro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Challenge: Distributed Quota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an't trust clients to enforce quota</text:p>
              </text:list-item>
              <text:list-item>
                <text:p>Can't just divide equally among servers</text:p>
                <text:list>
                  <text:list-item>
                    <text:p>unequal usage (e.g. due to explicit placement)</text:p>
                  </text:list-item>
                  <text:list-item>
                    <text:p>EDQUOT on one while still space on another</text:p>
                  </text:list-item>
                </text:list>
              </text:list-item>
              <text:list-item>
                <text:p>“Quota rebalancing daemon”</text:p>
                <text:list>
                  <text:list-item>
                    <text:p>monitor/adjust continuously</text:p>
                  </text:list-item>
                  <text:list-item>
                    <text:p>interesting problem at high sc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Challenge: Better Rebalancing </text:p>
          </draw:text-box>
        </draw:frame>
        <draw:frame presentation:style-name="pr7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Optimal placement vs. minimal data movement</text:p>
              </text:list-item>
              <text:list-item>
                <text:p>Different kinds of weighting</text:p>
              </text:list-item>
            </text:list>
          </draw:text-box>
        </draw:frame>
        <draw:frame draw:style-name="gr10" draw:layer="layout" svg:width="16.002cm" svg:height="8.997cm" svg:x="5.715cm" svg:y="10.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Challenge: Replication Latency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Reaching limits of current approach</text:p>
              </text:list-item>
              <text:list-item>
                <text:p>Have to go async?</text:p>
                <text:list>
                  <text:list-item>
                    <text:p>but still ordered</text:p>
                  </text:list-item>
                  <text:list-item>
                    <text:p>exploit compute/data locality (e.g. Hadoop)</text:p>
                  </text:list-item>
                  <text:list-item>
                    <text:p>journaling, conflict re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Challenge: Directory Traversal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iggyback attrs (and xattrs) on readdir</text:p>
              </text:list-item>
              <text:list-item>
                <text:p>Even better: cursor approach</text:p>
                <text:list>
                  <text:list-item>
                    <text:p>read everything in opendir</text:p>
                  </text:list-item>
                  <text:list-item>
                    <text:p>zero network activity for readdir</text:p>
                  </text:list-item>
                  <text:list-item>
                    <text:p>less current, but more consis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Challenge: Many Small File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refetch whole directories</text:p>
                <text:list>
                  <text:list-item>
                    <text:p>if marked, below size threshold, ...</text:p>
                  </text:list-item>
                </text:list>
              </text:list-item>
              <text:list-item>
                <text:p>Exploit async journal</text:p>
                <text:list>
                  <text:list-item>
                    <text:p>only works if compute/data colocated</text:p>
                  </text:list-item>
                </text:list>
              </text:list-item>
              <text:list-item>
                <text:p>Weaken consistency?</text:p>
                <text:list>
                  <text:list-item>
                    <text:p>allow create/write/close to be buffered</text:p>
                  </text:list-item>
                  <text:list-item>
                    <text:p>directory-level fsync (magic xatt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Conclusion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ost of these challenges are not unique to GlusterFS</text:p>
              </text:list-item>
              <text:list-item>
                <text:p>Modularity and incremental progress are preferable to monolithic “solve all problems at once”</text:p>
              </text:list-item>
              <text:list-item>
                <text:p>GlusterFS provides a good environment in which to experiment with solu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157C00000E52873D47AF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88b3ff" draw:opacity="90%" draw:shadow-opacity="9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8b3ff" draw:opacity="90%" draw:textarea-vertical-align="middle" draw:shadow-opacity="90%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0:26:09</meta:creation-date>
    <meta:editing-duration>PT2H9M4S</meta:editing-duration>
    <meta:editing-cycles>22</meta:editing-cycles>
    <dc:date>2012-09-11T15:49:52</dc:date>
    <meta:generator>LibreOffice/3.4$Unix LibreOffice_project/340m1$Build-502</meta:generator>
    <dc:creator>Jeff Darcy</dc:creator>
    <meta:document-statistic meta:object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7e0021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420e"/>
    </style:style>
    <style:style style:name="ch13" style:family="chart" style:data-style-name="N0">
      <style:chart-properties chart:link-data-style-to-source="false"/>
      <style:graphic-properties draw:stroke="none" draw:fill-color="#0000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8.998cm" xlink:href="." xlink:type="simple" chart:class="chart:ring" chart:style-name="ch1">
        <chart:legend chart:legend-position="end" svg:x="14.11cm" svg:y="3.204cm" style:legend-expansion="high" chart:style-name="ch2"/>
        <chart:plot-area chart:style-name="ch3" chart:data-source-has-labels="both" svg:x="0.32cm" svg:y="0.672cm" svg:width="13.47cm" svg:height="8.14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554cm" svg:y="0.672cm" svg:width="11.002cm" svg:height="8.14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F$2" chart:label-cell-address="local-table.$A$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B$3:.$F$3" chart:label-cell-address="local-table.$A$3" chart:class="chart:circle">
            <chart:data-point chart:style-name="ch11"/>
            <chart:data-point chart:style-name="ch12"/>
            <chart:data-point chart:style-name="ch9"/>
            <chart:data-point chart:style-name="ch8"/>
            <chart:data-point chart:style-name="ch10"/>
          </chart:series>
          <chart:series chart:style-name="ch14" chart:values-cell-range-address="local-table.$B$4:.$F$4" chart:label-cell-address="local-table.$A$4" chart:class="chart:circle">
            <chart:data-point chart:style-name="ch8"/>
            <chart:data-point chart:style-name="ch12"/>
            <chart:data-point chart:style-name="ch10"/>
            <chart:data-point chart:style-name="ch11"/>
            <chart:data-point chart:style-name="ch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 A</text:p>
              </table:table-cell>
              <table:table-cell office:value-type="string">
                <text:p>Node B</text:p>
              </table:table-cell>
              <table:table-cell office:value-type="string">
                <text:p>Node C</text:p>
              </table:table-cell>
              <table:table-cell office:value-type="string">
                <text:p>Node D</text:p>
              </table:table-cell>
              <table:table-cell office:value-type="string">
                <text:p>Node E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